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Droid Sans Mono" svg:font-family="'Droid Sans Mono', monospace, monospace"/>
    <style:font-face style:name="Lohit Devanagari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8e3e5" officeooo:paragraph-rsid="0038e3e5"/>
    </style:style>
    <style:style style:name="P2" style:family="paragraph" style:parent-style-name="Standard">
      <style:text-properties style:font-name="sans-serif" officeooo:rsid="0037a195" officeooo:paragraph-rsid="003719b1"/>
    </style:style>
    <style:style style:name="P3" style:family="paragraph" style:parent-style-name="Standard">
      <style:text-properties style:font-name="sans-serif" officeooo:rsid="0038e3e5" officeooo:paragraph-rsid="0038e3e5"/>
    </style:style>
    <style:style style:name="P4" style:family="paragraph" style:parent-style-name="Standard">
      <style:text-properties style:font-name="sans-serif" officeooo:rsid="0039b4e0" officeooo:paragraph-rsid="003cb582"/>
    </style:style>
    <style:style style:name="P5" style:family="paragraph" style:parent-style-name="Standard">
      <style:text-properties style:font-name="sans-serif" officeooo:rsid="0039b4e0" officeooo:paragraph-rsid="0038e3e5"/>
    </style:style>
    <style:style style:name="P6" style:family="paragraph" style:parent-style-name="Standard">
      <style:text-properties style:font-name="sans-serif" officeooo:rsid="0039b4e0" officeooo:paragraph-rsid="0039b4e0"/>
    </style:style>
    <style:style style:name="P7" style:family="paragraph" style:parent-style-name="Standard">
      <style:text-properties style:font-name="sans-serif" officeooo:rsid="003cb582" officeooo:paragraph-rsid="003cb582"/>
    </style:style>
    <style:style style:name="P8" style:family="paragraph" style:parent-style-name="Standard">
      <style:text-properties style:font-name="sans-serif" officeooo:rsid="003e8d95" officeooo:paragraph-rsid="003e8d95"/>
    </style:style>
    <style:style style:name="P9" style:family="paragraph" style:parent-style-name="Standard">
      <style:text-properties style:font-name="sans-serif" officeooo:rsid="00411504" officeooo:paragraph-rsid="00411504"/>
    </style:style>
    <style:style style:name="P10" style:family="paragraph" style:parent-style-name="Standard">
      <style:text-properties style:font-name="sans-serif" officeooo:rsid="0042dd62" officeooo:paragraph-rsid="0042dd62"/>
    </style:style>
    <style:style style:name="P11" style:family="paragraph" style:parent-style-name="Standard">
      <style:text-properties style:font-name="sans-serif" officeooo:rsid="0042dd62" officeooo:paragraph-rsid="00452e84"/>
    </style:style>
    <style:style style:name="P12" style:family="paragraph" style:parent-style-name="Standard">
      <style:text-properties style:font-name="sans-serif" officeooo:rsid="0042dd62" officeooo:paragraph-rsid="0046b36a"/>
    </style:style>
    <style:style style:name="P13" style:family="paragraph" style:parent-style-name="Standard">
      <style:text-properties style:font-name="sans-serif" officeooo:rsid="0042dd62" officeooo:paragraph-rsid="00489fef"/>
    </style:style>
    <style:style style:name="P14" style:family="paragraph" style:parent-style-name="Standard">
      <style:text-properties style:font-name="sans-serif" officeooo:rsid="00452e84" officeooo:paragraph-rsid="00452e84"/>
    </style:style>
    <style:style style:name="P15" style:family="paragraph" style:parent-style-name="Standard">
      <style:text-properties style:font-name="sans-serif" officeooo:rsid="00489fef" officeooo:paragraph-rsid="00489fef"/>
    </style:style>
    <style:style style:name="P16" style:family="paragraph" style:parent-style-name="Standard">
      <style:text-properties style:font-name="sans-serif" officeooo:rsid="00489fef" officeooo:paragraph-rsid="004959f7"/>
    </style:style>
    <style:style style:name="P17" style:family="paragraph" style:parent-style-name="Standard">
      <style:text-properties style:font-name="sans-serif" officeooo:rsid="00489fef" officeooo:paragraph-rsid="004ea9bc"/>
    </style:style>
    <style:style style:name="P18" style:family="paragraph" style:parent-style-name="Standard">
      <style:text-properties style:font-name="sans-serif" officeooo:rsid="004959f7" officeooo:paragraph-rsid="004959f7"/>
    </style:style>
    <style:style style:name="P19" style:family="paragraph" style:parent-style-name="Standard">
      <style:text-properties style:font-name="sans-serif" officeooo:rsid="00452e84" officeooo:paragraph-rsid="00452e84" fo:background-color="#ffff00"/>
    </style:style>
    <style:style style:name="P20" style:family="paragraph" style:parent-style-name="Standard">
      <style:text-properties style:font-name="sans-serif" officeooo:rsid="0049ae57" officeooo:paragraph-rsid="0049ae57"/>
    </style:style>
    <style:style style:name="P21" style:family="paragraph" style:parent-style-name="Standard">
      <style:text-properties style:font-name="sans-serif" officeooo:rsid="0049ae57" officeooo:paragraph-rsid="004ea9bc"/>
    </style:style>
    <style:style style:name="P22" style:family="paragraph" style:parent-style-name="Standard">
      <style:text-properties style:font-name="sans-serif" officeooo:rsid="004fdb12" officeooo:paragraph-rsid="004fdb12"/>
    </style:style>
    <style:style style:name="P23" style:family="paragraph" style:parent-style-name="Standard">
      <style:text-properties officeooo:paragraph-rsid="0042dd62"/>
    </style:style>
    <style:style style:name="P24" style:family="paragraph" style:parent-style-name="Standard">
      <style:text-properties officeooo:paragraph-rsid="00452e84"/>
    </style:style>
    <style:style style:name="P25" style:family="paragraph" style:parent-style-name="Standard">
      <style:text-properties officeooo:paragraph-rsid="00489fef"/>
    </style:style>
    <style:style style:name="P26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7" style:family="paragraph" style:parent-style-name="Standard">
      <style:text-properties fo:color="#4ec9b0" style:font-name="Droid Sans Mono" fo:font-size="10.5pt" fo:font-weight="normal" officeooo:paragraph-rsid="0049ae57" fo:background-color="#1f1f1f"/>
    </style:style>
    <style:style style:name="P28" style:family="paragraph" style:parent-style-name="Standard">
      <style:text-properties officeooo:paragraph-rsid="004959f7"/>
    </style:style>
    <style:style style:name="P29" style:family="paragraph" style:parent-style-name="Standard">
      <style:text-properties fo:color="#c9211e" style:font-name="sans-serif" officeooo:rsid="00489fef" officeooo:paragraph-rsid="004959f7"/>
    </style:style>
    <style:style style:name="P30" style:family="paragraph" style:parent-style-name="Standard">
      <style:text-properties officeooo:paragraph-rsid="004ea9bc"/>
    </style:style>
    <style:style style:name="P31" style:family="paragraph" style:parent-style-name="Standard" style:master-page-name="Standard">
      <style:paragraph-properties style:page-number="auto"/>
      <style:text-properties style:font-name="sans-serif" officeooo:rsid="003719b1" officeooo:paragraph-rsid="003719b1"/>
    </style:style>
    <style:style style:name="P32" style:family="paragraph" style:parent-style-name="Standard">
      <style:text-properties officeooo:paragraph-rsid="004fdb12"/>
    </style:style>
    <style:style style:name="P33" style:family="paragraph" style:parent-style-name="Standard">
      <style:text-properties officeooo:rsid="0053d4bc" officeooo:paragraph-rsid="0053d4bc"/>
    </style:style>
    <style:style style:name="P34" style:family="paragraph" style:parent-style-name="Standard">
      <style:text-properties style:font-name="sans-serif" officeooo:rsid="00489fef" officeooo:paragraph-rsid="00489fef"/>
    </style:style>
    <style:style style:name="P35" style:family="paragraph" style:parent-style-name="Standard">
      <style:text-properties officeooo:paragraph-rsid="0053d4bc"/>
    </style:style>
    <style:style style:name="P36" style:family="paragraph" style:parent-style-name="Standard">
      <style:text-properties fo:color="#c9211e" officeooo:paragraph-rsid="004fdb12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3817cd"/>
    </style:style>
    <style:style style:name="T3" style:family="text">
      <style:text-properties style:font-name="sans-serif" officeooo:rsid="0042dd62"/>
    </style:style>
    <style:style style:name="T4" style:family="text">
      <style:text-properties style:font-name="sans-serif" officeooo:rsid="00411504"/>
    </style:style>
    <style:style style:name="T5" style:family="text">
      <style:text-properties style:font-name="sans-serif" officeooo:rsid="0046b36a"/>
    </style:style>
    <style:style style:name="T6" style:family="text">
      <style:text-properties style:font-name="sans-serif" officeooo:rsid="00489fef"/>
    </style:style>
    <style:style style:name="T7" style:family="text">
      <style:text-properties style:font-name="sans-serif" officeooo:rsid="004959f7"/>
    </style:style>
    <style:style style:name="T8" style:family="text">
      <style:text-properties style:font-name="sans-serif" officeooo:rsid="00489fef" fo:background-color="#ffff00" loext:char-shading-value="0"/>
    </style:style>
    <style:style style:name="T9" style:family="text">
      <style:text-properties style:font-name="sans-serif" officeooo:rsid="00411504" fo:background-color="#ffff00" loext:char-shading-value="0"/>
    </style:style>
    <style:style style:name="T10" style:family="text">
      <style:text-properties style:font-name="sans-serif" fo:background-color="#ffff00" loext:char-shading-value="0"/>
    </style:style>
    <style:style style:name="T11" style:family="text">
      <style:text-properties style:font-name="sans-serif" officeooo:rsid="0053d4bc" fo:background-color="#ffff00" loext:char-shading-value="0"/>
    </style:style>
    <style:style style:name="T12" style:family="text">
      <style:text-properties style:font-name="sans-serif" officeooo:rsid="004ea9bc"/>
    </style:style>
    <style:style style:name="T13" style:family="text">
      <style:text-properties style:font-name="sans-serif" officeooo:rsid="004fdb12"/>
    </style:style>
    <style:style style:name="T14" style:family="text">
      <style:text-properties style:font-name="sans-serif" officeooo:rsid="0052a09e"/>
    </style:style>
    <style:style style:name="T15" style:family="text">
      <style:text-properties style:font-name="sans-serif" officeooo:rsid="00535800"/>
    </style:style>
    <style:style style:name="T16" style:family="text">
      <style:text-properties style:font-name="sans-serif" officeooo:rsid="0053d4bc"/>
    </style:style>
    <style:style style:name="T17" style:family="text">
      <style:text-properties style:font-name="sans-serif" officeooo:rsid="0053f063"/>
    </style:style>
    <style:style style:name="T18" style:family="text">
      <style:text-properties style:font-name="sans-serif" officeooo:rsid="005539f4"/>
    </style:style>
    <style:style style:name="T19" style:family="text">
      <style:text-properties officeooo:rsid="003e8d95"/>
    </style:style>
    <style:style style:name="T20" style:family="text">
      <style:text-properties officeooo:rsid="00411504"/>
    </style:style>
    <style:style style:name="T21" style:family="text">
      <style:text-properties officeooo:rsid="00452e84"/>
    </style:style>
    <style:style style:name="T22" style:family="text">
      <style:text-properties officeooo:rsid="0046b36a"/>
    </style:style>
    <style:style style:name="T23" style:family="text">
      <style:text-properties officeooo:rsid="00489fef"/>
    </style:style>
    <style:style style:name="T24" style:family="text">
      <style:text-properties officeooo:rsid="004959f7"/>
    </style:style>
    <style:style style:name="T25" style:family="text">
      <style:text-properties officeooo:rsid="0049ae57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489fef" fo:background-color="#ffff00" loext:char-shading-value="0"/>
    </style:style>
    <style:style style:name="T28" style:family="text">
      <style:text-properties officeooo:rsid="0042dd62"/>
    </style:style>
    <style:style style:name="T29" style:family="text">
      <style:text-properties officeooo:rsid="004ea9bc"/>
    </style:style>
    <style:style style:name="T30" style:family="text">
      <style:text-properties officeooo:rsid="004fdb12"/>
    </style:style>
    <style:style style:name="T31" style:family="text">
      <style:text-properties officeooo:rsid="0053d4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erformance:!</text:p>
      <text:p text:style-name="P2"/>
      <text:p text:style-name="P1"><text:span text:style-name="T2">s</text:span><text:span text:style-name="T1">tep – num batches processed per epoch </text:span></text:p>
      <text:p text:style-name="P3">steps per epoch = <text:span text:style-name="T19">num batches =</text:span> epoch size/ batch size – <text:span text:style-name="T19">as weights udpated after every batch</text:span></text:p>
      <text:p text:style-name="P3"/>
      <text:p text:style-name="P4">Batch size – how many samples are processed before updating weights. <text:span text:style-name="T19">So num batches = epoch size/batch size</text:span></text:p>
      <text:p text:style-name="P4"/>
      <text:p text:style-name="P8">epoch size – total num of training samples available for that epoch – <text:span text:style-name="T20">we define this as dataloader generates pairs </text:span></text:p>
      <text:p text:style-name="P7">An epoch is one complete pass through the entire dataset during training </text:p>
      <text:p text:style-name="P4"/>
      <text:p text:style-name="P3">The DataLoader fetches data from the <text:span text:style-name="Source_20_Text">ProgressionDataset</text:span> by calling the <text:span text:style-name="Source_20_Text">__getitem__()</text:span> method for each batch. In <text:span text:style-name="Strong_20_Emphasis">train mode</text:span>, it generates pairs dynamically, and in <text:span text:style-name="Strong_20_Emphasis">validation/test mode</text:span>, it uses predefined image pairs. The transformation applied to images allows for preprocessing, and the DataLoader handles batching, shuffling, and multi-threaded data loading for efficient training.</text:p>
      <text:p text:style-name="P6"/>
      <text:p text:style-name="P9"/>
      <text:p text:style-name="P19">corrected code <text:span text:style-name="T29">tests</text:span></text:p>
      <text:p text:style-name="P23"><text:span text:style-name="T9">test</text:span><text:span text:style-name="T4">: </text:span><text:span text:style-name="T3">batch size = 32, lr = 3*10e-4, epochs = 10, epoch size = 1400, </text:span></text:p>
      <text:p text:style-name="P10">accuracy = <text:span text:style-name="T21">33.33</text:span></text:p>
      <text:p text:style-name="P10"/>
      <text:p text:style-name="P14">decrease lr <text:span text:style-name="T22">and epoch size to train more quickly </text:span><text:span text:style-name="T25">and not overfit </text:span></text:p>
      <text:p text:style-name="P24"><text:span text:style-name="T9">test</text:span><text:span text:style-name="T4">: </text:span><text:span text:style-name="T3">batch size = 32, lr = </text:span><text:span text:style-name="T5">1</text:span><text:span text:style-name="T3">e-4, epochs = </text:span><text:span text:style-name="T5">15</text:span><text:span text:style-name="T3">, epoch size = </text:span><text:span text:style-name="T5">600</text:span><text:span text:style-name="T3">, </text:span></text:p>
      <text:p text:style-name="P11">accuracy = <text:span text:style-name="T22">37.76</text:span></text:p>
      <text:p text:style-name="P11"/>
      <text:p text:style-name="P11">Writing logs to logs/siamese_CNN/CNN_bn_bs=32_lr=0.0001_run_2</text:p>
      <text:p text:style-name="P11">validation loss: 1.19051, accuracy: 33.33</text:p>
      <text:p text:style-name="P11">epoch: [1], step: [0/19], batch loss: 1.17777, batch accuracy: 25.00, data load time: 0.56330, step time: 0.67404</text:p>
      <text:p text:style-name="P11">validation loss: 1.16058, accuracy: 33.53</text:p>
      <text:p text:style-name="P11">epoch: [2], step: [1/19], batch loss: 1.07334, batch accuracy: 31.25, data load time: 0.00177, step time: 0.65290</text:p>
      <text:p text:style-name="P11">validation loss: 1.13395, accuracy: 29.29</text:p>
      <text:p text:style-name="P11">epoch: [3], step: [2/19], batch loss: 1.01910, batch accuracy: 43.75, data load time: 0.00171, step time: 0.64469</text:p>
      <text:p text:style-name="P11">validation loss: 1.14598, accuracy: 31.98</text:p>
      <text:p text:style-name="P11">epoch: [4], step: [3/19], batch loss: 0.95153, batch accuracy: 62.50, data load time: 0.00176, step time: 0.64847</text:p>
      <text:p text:style-name="P11">validation loss: 1.13978, accuracy: 29.48</text:p>
      <text:p text:style-name="P11">epoch: [5], step: [4/19], batch loss: 0.94743, batch accuracy: 56.25, data load time: 0.00177, step time: 0.65615</text:p>
      <text:p text:style-name="P11">validation loss: 1.14148, accuracy: 31.41</text:p>
      <text:p text:style-name="P11">epoch: [6], step: [5/19], batch loss: 0.90943, batch accuracy: 59.38, data load time: 0.00174, step time: 0.68756</text:p>
      <text:p text:style-name="P11">validation loss: 1.16048, accuracy: 30.44</text:p>
      <text:p text:style-name="P11"><text:soft-page-break/>epoch: [7], step: [6/19], batch loss: 0.96255, batch accuracy: 40.62, data load time: 0.00187, step time: 0.67713</text:p>
      <text:p text:style-name="P11">validation loss: 1.16732, accuracy: 30.64</text:p>
      <text:p text:style-name="P11">epoch: [8], step: [7/19], batch loss: 1.00024, batch accuracy: 53.12, data load time: 0.00189, step time: 0.68301</text:p>
      <text:p text:style-name="P11">validation loss: 1.15687, accuracy: 28.90</text:p>
      <text:p text:style-name="P11">epoch: [9], step: [8/19], batch loss: 0.95278, batch accuracy: 37.50, data load time: 0.00172, step time: 0.67437</text:p>
      <text:p text:style-name="P11">validation loss: 1.13905, accuracy: 34.30</text:p>
      <text:p text:style-name="P11">epoch: [10], step: [9/19], batch loss: 0.84881, batch accuracy: 53.12, data load time: 0.00201, step time: 0.67651</text:p>
      <text:p text:style-name="P11">validation loss: 1.16519, accuracy: 31.41</text:p>
      <text:p text:style-name="P11">epoch: [11], step: [10/19], batch loss: 0.81845, batch accuracy: 50.00, data load time: 0.00173, step time: 0.67626</text:p>
      <text:p text:style-name="P11">validation loss: 1.20926, accuracy: 32.95</text:p>
      <text:p text:style-name="P11">epoch: [12], step: [11/19], batch loss: 0.85016, batch accuracy: 59.38, data load time: 0.00186, step time: 0.68190</text:p>
      <text:p text:style-name="P11">validation loss: 1.20609, accuracy: 36.42</text:p>
      <text:p text:style-name="P11">epoch: [13], step: [12/19], batch loss: 0.82434, batch accuracy: 62.50, data load time: 0.00186, step time: 0.69571</text:p>
      <text:p text:style-name="P11">validation loss: 1.20952, accuracy: 40.85</text:p>
      <text:p text:style-name="P11">epoch: [14], step: [13/19], batch loss: 0.84874, batch accuracy: 65.62, data load time: 0.00187, step time: 0.67053</text:p>
      <text:p text:style-name="P11">validation loss: 1.21976, accuracy: 37.76</text:p>
      <text:p text:style-name="P14"/>
      <text:p text:style-name="P15">validation loss increasing too much – model is too confident and being penalized for wrong guesses on unseen data</text:p>
      <text:p text:style-name="P15"/>
      <text:p text:style-name="P17"><text:s/></text:p>
      <text:p text:style-name="P25"><text:span text:style-name="T5">sixth</text:span><text:span text:style-name="T4"> test: </text:span><text:span text:style-name="T3">batch size = 32, lr = </text:span><text:span text:style-name="T5">1</text:span><text:span text:style-name="T3">e-4, epochs = </text:span><text:span text:style-name="T5">20</text:span><text:span text:style-name="T3">, epoch size = </text:span><text:span text:style-name="T5">750</text:span><text:span text:style-name="T3">, </text:span></text:p>
      <text:p text:style-name="P12">accuracy = <text:span text:style-name="T23">35.84</text:span></text:p>
      <text:p text:style-name="P9">validation loss: 1.50351, accuracy: 38.54</text:p>
      <text:p text:style-name="P9">epoch: [17], step: [11/24], batch loss: 0.50499, batch accuracy: 87.50, data load time: 0.00183, step time: 0.70229</text:p>
      <text:p text:style-name="P9">validation loss: 1.30109, accuracy: 36.03</text:p>
      <text:p text:style-name="P9">epoch: [18], step: [7/24], batch loss: 0.48777, batch accuracy: 84.38, data load time: 0.00175, step time: 0.71768</text:p>
      <text:p text:style-name="P9">validation loss: 1.57919, accuracy: 33.33</text:p>
      <text:p text:style-name="P9">epoch: [19], step: [3/24], batch loss: 0.46496, batch accuracy: 90.62, data load time: 0.00189, step time: 0.71587</text:p>
      <text:p text:style-name="P9">epoch: [19], step: [23/24], batch loss: 0.70489, batch accuracy: 78.57, data load time: 0.00081, step time: 0.30641</text:p>
      <text:p text:style-name="P9">validation loss: 1.53623, accuracy: 35.84</text:p>
      <text:p text:style-name="P9"/>
      <text:p text:style-name="P9"/>
      <text:p text:style-name="P15">so reduce epoch <text:span text:style-name="T29">size</text:span></text:p>
      <text:p text:style-name="P25"><text:span text:style-name="T8">test</text:span><text:span text:style-name="T6">: </text:span><text:span text:style-name="T3">batch size = 32, lr = </text:span><text:span text:style-name="T5">1</text:span><text:span text:style-name="T3">e-4, epochs = </text:span><text:span text:style-name="T5">20</text:span><text:span text:style-name="T3">, epoch size = </text:span><text:span text:style-name="T6">300</text:span><text:span text:style-name="T3">, </text:span></text:p>
      <text:p text:style-name="P13">accuracy <text:span text:style-name="T23">low, too low epoch size </text:span></text:p>
      <text:p text:style-name="P13"/>
      <text:p text:style-name="P13"><text:soft-page-break/></text:p>
      <text:p text:style-name="P16"><text:span text:style-name="T26">test</text:span>:<text:span text:style-name="T24">batch size = 32, lr = 1e-4, epochs = 15, epoch size = 500</text:span></text:p>
      <text:p text:style-name="P18"/>
      <text:p text:style-name="P18">validation loss: 1.12017, accuracy: 33.33</text:p>
      <text:p text:style-name="P18">epoch: [1], step: [3/16], batch loss: 0.95792, batch accuracy: 59.38, data load time: 0.00171, step time: 0.64628</text:p>
      <text:p text:style-name="P18">validation loss: 1.24966, accuracy: 33.53</text:p>
      <text:p text:style-name="P18">epoch: [2], step: [7/16], batch loss: 1.06836, batch accuracy: 43.75, data load time: 0.00177, step time: 0.66963</text:p>
      <text:p text:style-name="P18">validation loss: 1.28311, accuracy: 32.95</text:p>
      <text:p text:style-name="P18">epoch: [3], step: [11/16], batch loss: 1.05969, batch accuracy: 37.50, data load time: 0.00182, step time: 0.66068</text:p>
      <text:p text:style-name="P18">validation loss: 1.20472, accuracy: 29.09</text:p>
      <text:p text:style-name="P18">epoch: [4], step: [15/16], batch loss: 1.02285, batch accuracy: 45.00, data load time: 0.00114, step time: 0.41021</text:p>
      <text:p text:style-name="P18">validation loss: 1.15446, accuracy: 31.60</text:p>
      <text:p text:style-name="P18">validation loss: 1.18173, accuracy: 34.68</text:p>
      <text:p text:style-name="P18">epoch: [6], step: [3/16], batch loss: 0.97248, batch accuracy: 43.75, data load time: 0.00176, step time: 0.68991</text:p>
      <text:p text:style-name="P18">validation loss: 1.14268, accuracy: 32.76</text:p>
      <text:p text:style-name="P18">epoch: [7], step: [7/16], batch loss: 0.98467, batch accuracy: 53.12, data load time: 0.00190, step time: 0.67923</text:p>
      <text:p text:style-name="P18">validation loss: 1.16864, accuracy: 31.79</text:p>
      <text:p text:style-name="P18">epoch: [8], step: [11/16], batch loss: 1.02814, batch accuracy: 43.75, data load time: 0.00174, step time: 0.67085</text:p>
      <text:p text:style-name="P18">validation loss: 1.18494, accuracy: 34.30</text:p>
      <text:p text:style-name="P18">epoch: [9], step: [15/16], batch loss: 1.00842, batch accuracy: 50.00, data load time: 0.00140, step time: 0.42279</text:p>
      <text:p text:style-name="P18">validation loss: 1.14245, accuracy: 31.41</text:p>
      <text:p text:style-name="P18">validation loss: 1.16788, accuracy: 34.87</text:p>
      <text:p text:style-name="P18">epoch: [11], step: [3/16], batch loss: 0.78987, batch accuracy: 65.62, data load time: 0.00184, step time: 0.67323</text:p>
      <text:p text:style-name="P18">validation loss: 1.21694, accuracy: 33.72</text:p>
      <text:p text:style-name="P18">epoch: [12], step: [7/16], batch loss: 0.89617, batch accuracy: 59.38, data load time: 0.00173, step time: 0.67297</text:p>
      <text:p text:style-name="P18">validation loss: 1.15034, accuracy: 36.42</text:p>
      <text:p text:style-name="P18">epoch: [13], step: [11/16], batch loss: 0.79509, batch accuracy: 71.88, data load time: 0.00182, step time: 0.67381</text:p>
      <text:p text:style-name="P18">validation loss: 1.22231, accuracy: 40.27</text:p>
      <text:p text:style-name="P18">epoch: [14], step: [15/16], batch loss: 0.83300, batch accuracy: 65.00, data load time: 0.00111, step time: 0.42229</text:p>
      <text:p text:style-name="P18">validation loss: 1.27643, accuracy: 34.10</text:p>
      <text:p text:style-name="P18"/>
      <text:p text:style-name="P30"><text:span text:style-name="T7">increase </text:span><text:span text:style-name="T12">num epochs</text:span><text:span text:style-name="T7"> to reach better convergence </text:span><text:span text:style-name="T12">and slightly increase epoch size without overfitting</text:span></text:p>
      <text:p text:style-name="P28"><text:span text:style-name="T8"><text:s/>test</text:span><text:span text:style-name="T6">: </text:span><text:span text:style-name="T3">batch size = 32, lr = </text:span><text:span text:style-name="T5">1</text:span><text:span text:style-name="T3">e-4, epochs = </text:span><text:span text:style-name="T7">30</text:span><text:span text:style-name="T3">, epoch size = </text:span><text:span text:style-name="T7">500</text:span><text:span text:style-name="T3">, </text:span></text:p>
      <text:p text:style-name="P16"/>
      <text:p text:style-name="P16">Writing logs to logs/siamese_CNN/CNN_bn_bs=32_lr=0.0001_run_8</text:p>
      <text:p text:style-name="P16">validation loss: 1.15470, accuracy: 33.53</text:p>
      <text:p text:style-name="P16"><text:soft-page-break/>epoch: [1], step: [3/16], batch loss: 1.04375, batch accuracy: 34.38, data load time: 0.00208, step time: 0.68505</text:p>
      <text:p text:style-name="P16">validation loss: 1.15764, accuracy: 31.79</text:p>
      <text:p text:style-name="P16">epoch: [2], step: [7/16], batch loss: 1.02141, batch accuracy: 53.12, data load time: 0.00200, step time: 0.66838</text:p>
      <text:p text:style-name="P16">validation loss: 1.24180, accuracy: 31.60</text:p>
      <text:p text:style-name="P16">epoch: [3], step: [11/16], batch loss: 1.00315, batch accuracy: 43.75, data load time: 0.00200, step time: 0.67515</text:p>
      <text:p text:style-name="P16">validation loss: 1.25680, accuracy: 31.79</text:p>
      <text:p text:style-name="P16">epoch: [4], step: [15/16], batch loss: 0.99756, batch accuracy: 55.00, data load time: 0.00116, step time: 0.41863</text:p>
      <text:p text:style-name="P16">validation loss: 1.12759, accuracy: 32.56</text:p>
      <text:p text:style-name="P16">validation loss: 1.17765, accuracy: 30.64</text:p>
      <text:p text:style-name="P16">epoch: [6], step: [3/16], batch loss: 1.00170, batch accuracy: 46.88, data load time: 0.00175, step time: 0.66951</text:p>
      <text:p text:style-name="P16">validation loss: 1.15966, accuracy: 30.25</text:p>
      <text:p text:style-name="P16">epoch: [7], step: [7/16], batch loss: 0.95360, batch accuracy: 46.88, data load time: 0.00174, step time: 0.67143</text:p>
      <text:p text:style-name="P16">validation loss: 1.16977, accuracy: 30.06</text:p>
      <text:p text:style-name="P16">epoch: [8], step: [11/16], batch loss: 0.97784, batch accuracy: 46.88, data load time: 0.00173, step time: 0.67286</text:p>
      <text:p text:style-name="P16">validation loss: 1.14570, accuracy: 28.13</text:p>
      <text:p text:style-name="P16">epoch: [9], step: [15/16], batch loss: 0.83999, batch accuracy: 60.00, data load time: 0.00111, step time: 0.42212</text:p>
      <text:p text:style-name="P16">validation loss: 1.16638, accuracy: 35.07</text:p>
      <text:p text:style-name="P16">validation loss: 1.17397, accuracy: 33.33</text:p>
      <text:p text:style-name="P16">epoch: [11], step: [3/16], batch loss: 1.07352, batch accuracy: 46.88, data load time: 0.00169, step time: 0.67556</text:p>
      <text:p text:style-name="P16">validation loss: 1.15111, accuracy: 37.38</text:p>
      <text:p text:style-name="P16">epoch: [12], step: [7/16], batch loss: 0.85000, batch accuracy: 56.25, data load time: 0.00185, step time: 0.67599</text:p>
      <text:p text:style-name="P16">validation loss: 1.17617, accuracy: 32.95</text:p>
      <text:p text:style-name="P16">epoch: [13], step: [11/16], batch loss: 0.89588, batch accuracy: 62.50, data load time: 0.00175, step time: 0.67668</text:p>
      <text:p text:style-name="P16">validation loss: 1.16188, accuracy: 39.50</text:p>
      <text:p text:style-name="P16">epoch: [14], step: [15/16], batch loss: 0.94509, batch accuracy: 45.00, data load time: 0.00112, step time: 0.42001</text:p>
      <text:p text:style-name="P16">validation loss: 1.17106, accuracy: 36.80</text:p>
      <text:p text:style-name="P16">validation loss: 1.22989, accuracy: 35.65</text:p>
      <text:p text:style-name="P16">epoch: [16], step: [3/16], batch loss: 0.92088, batch accuracy: 53.12, data load time: 0.00177, step time: 0.67624</text:p>
      <text:p text:style-name="P16">validation loss: 1.23316, accuracy: 33.53</text:p>
      <text:p text:style-name="P16">epoch: [17], step: [7/16], batch loss: 0.85154, batch accuracy: 53.12, data load time: 0.00175, step time: 0.68208</text:p>
      <text:p text:style-name="P16">validation loss: 1.13860, accuracy: 37.38</text:p>
      <text:p text:style-name="P16">epoch: [18], step: [11/16], batch loss: 0.82831, batch accuracy: 65.62, data load time: 0.00172, step time: 0.67534</text:p>
      <text:p text:style-name="P16">validation loss: 1.23901, accuracy: 31.21</text:p>
      <text:p text:style-name="P16"><text:soft-page-break/>epoch: [19], step: [15/16], batch loss: 0.71435, batch accuracy: 70.00, data load time: 0.00112, step time: 0.42102</text:p>
      <text:p text:style-name="P16">validation loss: 1.20723, accuracy: 39.11</text:p>
      <text:p text:style-name="P16">validation loss: 1.25716, accuracy: 35.45</text:p>
      <text:p text:style-name="P16">epoch: [21], step: [3/16], batch loss: 0.77720, batch accuracy: 68.75, data load time: 0.00172, step time: 0.67651</text:p>
      <text:p text:style-name="P16">validation loss: 1.25079, accuracy: 37.76</text:p>
      <text:p text:style-name="P16">epoch: [22], step: [7/16], batch loss: 0.69805, batch accuracy: 65.62, data load time: 0.00185, step time: 0.67701</text:p>
      <text:p text:style-name="P16">validation loss: 1.39751, accuracy: 35.26</text:p>
      <text:p text:style-name="P16">epoch: [23], step: [11/16], batch loss: 0.90977, batch accuracy: 56.25, data load time: 0.00186, step time: 0.67508</text:p>
      <text:p text:style-name="P16">validation loss: 1.19806, accuracy: 40.08</text:p>
      <text:p text:style-name="P16">epoch: [24], step: [15/16], batch loss: 0.90660, batch accuracy: 75.00, data load time: 0.00112, step time: 0.42292</text:p>
      <text:p text:style-name="P16">validation loss: 1.33547, accuracy: 39.50</text:p>
      <text:p text:style-name="P16">validation loss: 1.21577, accuracy: 37.96</text:p>
      <text:p text:style-name="P16">epoch: [26], step: [3/16], batch loss: 0.54127, batch accuracy: 81.25, data load time: 0.00174, step time: 0.67606</text:p>
      <text:p text:style-name="P16">validation loss: 1.36794, accuracy: 35.65</text:p>
      <text:p text:style-name="P29">epoch: [27], step: [7/16], batch loss: 0.54732, batch accuracy: 75.00, data load time: 0.00177, step time: 0.67873</text:p>
      <text:p text:style-name="P29">validation loss: 1.25940, accuracy: 41.62</text:p>
      <text:p text:style-name="P16">epoch: [28], step: [11/16], batch loss: 0.67900, batch accuracy: 75.00, data load time: 0.00199, step time: 0.67877</text:p>
      <text:p text:style-name="P16">validation loss: 1.31521, accuracy: 32.18</text:p>
      <text:p text:style-name="P16">epoch: [29], step: [15/16], batch loss: 0.74221, batch accuracy: 65.00, data load time: 0.00109, step time: 0.42311</text:p>
      <text:p text:style-name="P16">validation loss: 1.31157, accuracy: 36.42</text:p>
      <text:p text:style-name="P16"/>
      <text:p text:style-name="P16"/>
      <text:p text:style-name="P22">reduce learning rate slightly </text:p>
      <text:p text:style-name="P21"><text:span text:style-name="T27">test</text:span><text:span text:style-name="T23">: </text:span><text:span text:style-name="T28">batch size </text:span><text:span text:style-name="T30">=</text:span><text:span text:style-name="T28"> 32, lr = </text:span><text:span text:style-name="T22">1</text:span><text:span text:style-name="T28">e-</text:span><text:span text:style-name="T30">5</text:span><text:span text:style-name="T28">, epochs = </text:span><text:span text:style-name="T24">30</text:span><text:span text:style-name="T28">, epoch size = </text:span><text:span text:style-name="T24">500 →</text:span><text:span text:style-name="T30"> not learning anything meaningful, lr too low</text:span></text:p>
      <text:p text:style-name="P21"/>
      <text:p text:style-name="P32"><text:span text:style-name="T8">test</text:span><text:span text:style-name="T6">: </text:span><text:span text:style-name="T3">batch size </text:span><text:span text:style-name="T13">=</text:span><text:span text:style-name="T3"> 32, lr = </text:span><text:span text:style-name="T5">1</text:span><text:span text:style-name="T3">e-</text:span><text:span text:style-name="T13">3</text:span><text:span text:style-name="T3">, epochs = </text:span><text:span text:style-name="T7">30</text:span><text:span text:style-name="T3">, epoch size = </text:span><text:span text:style-name="T14">1000</text:span><text:span text:style-name="T7"> →</text:span><text:span text:style-name="T13"> </text:span><text:span text:style-name="T15">high test accuracy, </text:span><text:span text:style-name="T16">very </text:span><text:span text:style-name="T15">low </text:span><text:span text:style-name="T16">and random </text:span><text:span text:style-name="T15">validation accuracy. </text:span><text:span text:style-name="T16">Between 31 and 33</text:span></text:p>
      <text:p text:style-name="P32"><text:span text:style-name="T16"/></text:p>
      <text:p text:style-name="P33"><text:span text:style-name="T16">a</text:span><text:span text:style-name="T1">round 1e-4 is where the model trains best</text:span></text:p>
      <text:p text:style-name="P33"><text:span text:style-name="T10">test</text:span><text:span text:style-name="T1">: </text:span><text:span text:style-name="T3">batch size </text:span><text:span text:style-name="T13">=</text:span><text:span text:style-name="T3"> 32, lr = </text:span><text:span text:style-name="T1">2</text:span><text:span text:style-name="T3">e-</text:span><text:span text:style-name="T1">4</text:span><text:span text:style-name="T3">, epochs = </text:span><text:span text:style-name="T7">30</text:span><text:span text:style-name="T3">, epoch size = </text:span><text:span text:style-name="T14">1000</text:span><text:span text:style-name="T7"> </text:span></text:p>
      <text:p text:style-name="P33"><text:span text:style-name="T15">f</text:span><text:span text:style-name="T1">inal validation accuracy = 42.39</text:span></text:p>
      <text:p text:style-name="P32"><text:span text:style-name="T15">epoch: [0], step: [19/32], batch loss: 1.07487, batch accuracy: 37.50, data load time: 0.00169, step time: 0.69147</text:span></text:p>
      <text:p text:style-name="P32"><text:span text:style-name="T15">validation loss: 1.27549, accuracy: 33.33</text:span></text:p>
      <text:p text:style-name="P32"><text:span text:style-name="T15">epoch: [1], step: [7/32], batch loss: 1.11681, batch accuracy: 43.75, data load time: 0.00188, step time: 0.63248</text:span></text:p>
      <text:p text:style-name="P32"><text:span text:style-name="T15">epoch: [1], step: [27/32], batch loss: 1.05159, batch accuracy: 34.38, data load time: 0.00166, step time: 0.63464</text:span></text:p>
      <text:p text:style-name="P32"><text:soft-page-break/><text:span text:style-name="T15">validation loss: 1.12080, accuracy: 30.25</text:span></text:p>
      <text:p text:style-name="P32"><text:span text:style-name="T15">epoch: [2], step: [15/32], batch loss: 1.05260, batch accuracy: 34.38, data load time: 0.00165, step time: 0.63808</text:span></text:p>
      <text:p text:style-name="P32"><text:span text:style-name="T15">validation loss: 1.12394, accuracy: 32.95</text:span></text:p>
      <text:p text:style-name="P32"><text:span text:style-name="T15">epoch: [3], step: [3/32], batch loss: 1.04293, batch accuracy: 40.62, data load time: 0.00195, step time: 0.64331</text:span></text:p>
      <text:p text:style-name="P32"><text:span text:style-name="T15">epoch: [3], step: [23/32], batch loss: 0.95843, batch accuracy: 50.00, data load time: 0.00165, step time: 0.64278</text:span></text:p>
      <text:p text:style-name="P32"><text:span text:style-name="T15">validation loss: 1.17979, accuracy: 36.42</text:span></text:p>
      <text:p text:style-name="P32"><text:span text:style-name="T15">epoch: [4], step: [11/32], batch loss: 1.04327, batch accuracy: 46.88, data load time: 0.00166, step time: 0.64317</text:span></text:p>
      <text:p text:style-name="P32"><text:span text:style-name="T15">epoch: [4], step: [31/32], batch loss: 1.08222, batch accuracy: 50.00, data load time: 0.00048, step time: 0.16829</text:span></text:p>
      <text:p text:style-name="P32"><text:span text:style-name="T15">validation loss: 1.25717, accuracy: 34.87</text:span></text:p>
      <text:p text:style-name="P32"><text:span text:style-name="T15">epoch: [5], step: [19/32], batch loss: 0.87668, batch accuracy: 59.38, data load time: 0.00167, step time: 0.64624</text:span></text:p>
      <text:p text:style-name="P32"><text:span text:style-name="T15">validation loss: 1.27464, accuracy: 32.95</text:span></text:p>
      <text:p text:style-name="P32"><text:span text:style-name="T15">epoch: [6], step: [7/32], batch loss: 0.87257, batch accuracy: 56.25, data load time: 0.00170, step time: 0.64662</text:span></text:p>
      <text:p text:style-name="P32"><text:span text:style-name="T15">epoch: [6], step: [27/32], batch loss: 0.74086, batch accuracy: 65.62, data load time: 0.00170, step time: 0.64731</text:span></text:p>
      <text:p text:style-name="P32"><text:span text:style-name="T15">validation loss: 1.29817, accuracy: 39.88</text:span></text:p>
      <text:p text:style-name="P32"><text:span text:style-name="T15">epoch: [7], step: [15/32], batch loss: 1.05012, batch accuracy: 50.00, data load time: 0.00171, step time: 0.64691</text:span></text:p>
      <text:p text:style-name="P32"><text:span text:style-name="T15">validation loss: 1.25331, accuracy: 31.41</text:span></text:p>
      <text:p text:style-name="P32"><text:span text:style-name="T15">epoch: [8], step: [3/32], batch loss: 0.85299, batch accuracy: 62.50, data load time: 0.00174, step time: 0.64839</text:span></text:p>
      <text:p text:style-name="P32"><text:span text:style-name="T15">epoch: [8], step: [23/32], batch loss: 0.83783, batch accuracy: 50.00, data load time: 0.00166, step time: 0.64875</text:span></text:p>
      <text:p text:style-name="P32"><text:span text:style-name="T15">validation loss: 1.17110, accuracy: 33.91</text:span></text:p>
      <text:p text:style-name="P32"><text:span text:style-name="T15">epoch: [9], step: [11/32], batch loss: 0.89543, batch accuracy: 59.38, data load time: 0.00165, step time: 0.64928</text:span></text:p>
      <text:p text:style-name="P32"><text:span text:style-name="T15">epoch: [9], step: [31/32], batch loss: 1.21718, batch accuracy: 50.00, data load time: 0.00047, step time: 0.17032</text:span></text:p>
      <text:p text:style-name="P32"><text:span text:style-name="T15">validation loss: 1.29158, accuracy: 39.31</text:span></text:p>
      <text:p text:style-name="P32"><text:span text:style-name="T15">epoch: [10], step: [19/32], batch loss: 1.00534, batch accuracy: 53.12, data load time: 0.00167, step time: 0.64853</text:span></text:p>
      <text:p text:style-name="P32"><text:span text:style-name="T15">validation loss: 1.23344, accuracy: 38.15</text:span></text:p>
      <text:p text:style-name="P32"><text:span text:style-name="T15">epoch: [11], step: [7/32], batch loss: 0.92996, batch accuracy: 50.00, data load time: 0.00167, step time: 0.65014</text:span></text:p>
      <text:p text:style-name="P32"><text:span text:style-name="T15">epoch: [11], step: [27/32], batch loss: 0.82043, batch accuracy: 62.50, data load time: 0.00165, step time: 0.65061</text:span></text:p>
      <text:p text:style-name="P32"><text:span text:style-name="T15">validation loss: 1.16214, accuracy: 43.55</text:span></text:p>
      <text:p text:style-name="P32"><text:span text:style-name="T15">epoch: [12], step: [15/32], batch loss: 0.60850, batch accuracy: 81.25, data load time: 0.00169, step time: 0.64974</text:span></text:p>
      <text:p text:style-name="P32"><text:span text:style-name="T15">validation loss: 1.21218, accuracy: 40.27</text:span></text:p>
      <text:p text:style-name="P32"><text:span text:style-name="T15">epoch: [13], step: [3/32], batch loss: 0.76389, batch accuracy: 59.38, data load time: 0.00172, step time: 0.64969</text:span></text:p>
      <text:p text:style-name="P32"><text:soft-page-break/><text:span text:style-name="T15">epoch: [13], step: [23/32], batch loss: 0.95925, batch accuracy: 53.12, data load time: 0.00172, step time: 0.64920</text:span></text:p>
      <text:p text:style-name="P32"><text:span text:style-name="T15">validation loss: 1.76791, accuracy: 40.46</text:span></text:p>
      <text:p text:style-name="P32"><text:span text:style-name="T15">epoch: [14], step: [11/32], batch loss: 0.80488, batch accuracy: 71.88, data load time: 0.00166, step time: 0.65468</text:span></text:p>
      <text:p text:style-name="P32"><text:span text:style-name="T15">epoch: [14], step: [31/32], batch loss: 0.76993, batch accuracy: 62.50, data load time: 0.00047, step time: 0.16989</text:span></text:p>
      <text:p text:style-name="P32"><text:span text:style-name="T15">validation loss: 1.51866, accuracy: 38.34</text:span></text:p>
      <text:p text:style-name="P32"><text:span text:style-name="T15">epoch: [15], step: [19/32], batch loss: 0.80005, batch accuracy: 65.62, data load time: 0.00169, step time: 0.65102</text:span></text:p>
      <text:p text:style-name="P32"><text:span text:style-name="T15">validation loss: 1.56566, accuracy: 38.92</text:span></text:p>
      <text:p text:style-name="P32"><text:span text:style-name="T15">epoch: [16], step: [7/32], batch loss: 0.58435, batch accuracy: 65.62, data load time: 0.00167, step time: 0.64730</text:span></text:p>
      <text:p text:style-name="P32"><text:span text:style-name="T15">epoch: [16], step: [27/32], batch loss: 0.75345, batch accuracy: 65.62, data load time: 0.00166, step time: 0.64850</text:span></text:p>
      <text:p text:style-name="P32"><text:span text:style-name="T15">validation loss: 1.31405, accuracy: 42.77</text:span></text:p>
      <text:p text:style-name="P32"><text:span text:style-name="T15">epoch: [17], step: [15/32], batch loss: 0.77402, batch accuracy: 56.25, data load time: 0.00167, step time: 0.65433</text:span></text:p>
      <text:p text:style-name="P32"><text:span text:style-name="T15">validation loss: 1.40594, accuracy: 41.23</text:span></text:p>
      <text:p text:style-name="P32"><text:span text:style-name="T15">epoch: [18], step: [3/32], batch loss: 0.97678, batch accuracy: 50.00, data load time: 0.00171, step time: 0.64889</text:span></text:p>
      <text:p text:style-name="P32"><text:span text:style-name="T15">epoch: [18], step: [23/32], batch loss: 0.81303, batch accuracy: 75.00, data load time: 0.00166, step time: 0.64876</text:span></text:p>
      <text:p text:style-name="P32"><text:span text:style-name="T15">validation loss: 1.45235, accuracy: 39.11</text:span></text:p>
      <text:p text:style-name="P32"><text:span text:style-name="T15">epoch: [19], step: [11/32], batch loss: 0.51847, batch accuracy: 87.50, data load time: 0.00169, step time: 0.65010</text:span></text:p>
      <text:p text:style-name="P32"><text:span text:style-name="T15">epoch: [19], step: [31/32], batch loss: 0.73163, batch accuracy: 50.00, data load time: 0.00072, step time: 0.17344</text:span></text:p>
      <text:p text:style-name="P32"><text:span text:style-name="T15">validation loss: 1.53615, accuracy: 38.92</text:span></text:p>
      <text:p text:style-name="P32"><text:span text:style-name="T15">epoch: [20], step: [19/32], batch loss: 0.40782, batch accuracy: 90.62, data load time: 0.00168, step time: 0.65164</text:span></text:p>
      <text:p text:style-name="P32"><text:span text:style-name="T15">validation loss: 1.47745, accuracy: 39.11</text:span></text:p>
      <text:p text:style-name="P32"><text:span text:style-name="T15">epoch: [21], step: [7/32], batch loss: 0.83470, batch accuracy: 65.62, data load time: 0.00168, step time: 0.64930</text:span></text:p>
      <text:p text:style-name="P32"><text:span text:style-name="T15">epoch: [21], step: [27/32], batch loss: 0.50086, batch accuracy: 81.25, data load time: 0.00169, step time: 0.67061</text:span></text:p>
      <text:p text:style-name="P32"><text:span text:style-name="T15">validation loss: 1.71780, accuracy: 43.35</text:span></text:p>
      <text:p text:style-name="P32"><text:span text:style-name="T15">epoch: [22], step: [15/32], batch loss: 0.72022, batch accuracy: 62.50, data load time: 0.00183, step time: 0.66389</text:span></text:p>
      <text:p text:style-name="P32"><text:span text:style-name="T15">validation loss: 1.69822, accuracy: 42.00</text:span></text:p>
      <text:p text:style-name="P32"><text:span text:style-name="T15">epoch: [23], step: [3/32], batch loss: 0.74994, batch accuracy: 75.00, data load time: 0.00172, step time: 0.65395</text:span></text:p>
      <text:p text:style-name="P32"><text:span text:style-name="T15">epoch: [23], step: [23/32], batch loss: 0.70489, batch accuracy: 75.00, data load time: 0.00169, step time: 0.65576</text:span></text:p>
      <text:p text:style-name="P32"><text:span text:style-name="T15">validation loss: 1.60603, accuracy: 41.62</text:span></text:p>
      <text:p text:style-name="P32"><text:span text:style-name="T15">epoch: [24], step: [11/32], batch loss: 0.75348, batch accuracy: 71.88, data load time: 0.00170, step time: 0.66219</text:span></text:p>
      <text:p text:style-name="P32"><text:span text:style-name="T15">epoch: [24], step: [31/32], batch loss: 0.94940, batch accuracy: 62.50, data load time: 0.00047, step time: 0.16985</text:span></text:p>
      <text:p text:style-name="P36"><text:soft-page-break/><text:span text:style-name="T15">validation loss: 1.62710, accuracy: 46.44</text:span></text:p>
      <text:p text:style-name="P36"><text:span text:style-name="T15">epoch: [25], step: [19/32], batch loss: 0.70735, batch accuracy: 68.75, data load time: 0.00169, step time: 0.65686</text:span></text:p>
      <text:p text:style-name="P36"><text:span text:style-name="T15">validation loss: 1.29486, accuracy: 49.52</text:span></text:p>
      <text:p text:style-name="P36"><text:span text:style-name="T15">epoch: [26], step: [7/32], batch loss: 0.48991, batch accuracy: 81.25, data load time: 0.00168, step time: 0.65829</text:span></text:p>
      <text:p text:style-name="P36"><text:span text:style-name="T15">epoch: [26], step: [27/32], batch loss: 0.40873, batch accuracy: 87.50, data load time: 0.00169, step time: 0.65837</text:span></text:p>
      <text:p text:style-name="P36"><text:span text:style-name="T15">validation loss: 1.27496, accuracy: 46.82</text:span></text:p>
      <text:p text:style-name="P36"><text:span text:style-name="T15">epoch: [27], step: [15/32], batch loss: 0.45811, batch accuracy: 78.12, data load time: 0.00172, step time: 0.64968</text:span></text:p>
      <text:p text:style-name="P36"><text:span text:style-name="T15">validation loss: 1.38423, accuracy: 46.82</text:span></text:p>
      <text:p text:style-name="P32"><text:span text:style-name="T15">epoch: [28], step: [3/32], batch loss: 0.25083, batch accuracy: 93.75, data load time: 0.00169, step time: 0.64993</text:span></text:p>
      <text:p text:style-name="P32"><text:span text:style-name="T15">epoch: [28], step: [23/32], batch loss: 0.30023, batch accuracy: 93.75, data load time: 0.00166, step time: 0.65078</text:span></text:p>
      <text:p text:style-name="P32"><text:span text:style-name="T15">validation loss: 1.70075, accuracy: 39.31</text:span></text:p>
      <text:p text:style-name="P32"><text:span text:style-name="T15">epoch: [29], step: [11/32], batch loss: 0.82911, batch accuracy: 68.75, data load time: 0.00173, step time: 0.64824</text:span></text:p>
      <text:p text:style-name="P32"><text:span text:style-name="T15">epoch: [29], step: [31/32], batch loss: 0.33633, batch accuracy: 87.50, data load time: 0.00049, step time: 0.16871</text:span></text:p>
      <text:p text:style-name="P32"><text:span text:style-name="T15">validation loss: 1.50723, accuracy: 42.39</text:span></text:p>
      <text:p text:style-name="P32"><text:span text:style-name="T15"/></text:p>
      <text:p text:style-name="P32"><text:span text:style-name="T15"/></text:p>
      <text:p text:style-name="P35"><text:span text:style-name="T11">test</text:span><text:span text:style-name="T16">: </text:span><text:span text:style-name="T3">batch size </text:span><text:span text:style-name="T13">=</text:span><text:span text:style-name="T3"> 32, lr = </text:span><text:span text:style-name="T16">3</text:span><text:span text:style-name="T3">e-</text:span><text:span text:style-name="T16">4</text:span><text:span text:style-name="T3">, epochs = </text:span><text:span text:style-name="T16">60</text:span><text:span text:style-name="T3">, epoch size = </text:span><text:span text:style-name="T14">1000</text:span><text:span text:style-name="T7"> </text:span></text:p>
      <text:p text:style-name="P35"><text:span text:style-name="T7"/></text:p>
      <text:p text:style-name="P35"><text:span text:style-name="T7">*</text:span><text:span text:style-name="T17">at 30 epochs, validation accuracy is 46.82 so this lr is already better than previous </text:span></text:p>
      <text:p text:style-name="P35"><text:span text:style-name="T17"/></text:p>
      <text:p text:style-name="P33"><text:span text:style-name="T15">final validation accuracy </text:span><text:span text:style-name="T1">= </text:span><text:span text:style-name="T18">48.75 </text:span></text:p>
      <text:p text:style-name="P32"><text:span text:style-name="T15"/></text:p>
      <text:p text:style-name="P32"><text:span text:style-name="T15">7</text:span></text:p>
      <text:p text:style-name="P32"><text:span text:style-name="T15">validation loss: 1.27549, accuracy: 33.33</text:span></text:p>
      <text:p text:style-name="P32"><text:span text:style-name="T15">epoch: [1], step: [7/32], batch loss: 1.11681, batch accuracy: 43.75, data load time: 0.00188, step time: 0.63248</text:span></text:p>
      <text:p text:style-name="P32"><text:span text:style-name="T15">epoch: [1], step: [27/32], batch loss: 1.05159, batch accuracy: 34.38, data load time: 0.00166, step time: 0.63464</text:span></text:p>
      <text:p text:style-name="P32"><text:span text:style-name="T15">validation loss: 1.12080, accuracy: 30.25</text:span></text:p>
      <text:p text:style-name="P32"><text:span text:style-name="T15">epoch: [2], step: [15/32], batch loss: 1.05260, batch accuracy: 34.38, data load time: 0.00165, step time: 0.63808</text:span></text:p>
      <text:p text:style-name="P32"><text:span text:style-name="T15">validation loss: 1.12394, accuracy: 32.95</text:span></text:p>
      <text:p text:style-name="P32"><text:span text:style-name="T15">epoch: [3], step: [3/32], batch loss: 1.04293, batch accuracy: 40.62, data load time: 0.00195, step time: 0.64331</text:span></text:p>
      <text:p text:style-name="P32"><text:span text:style-name="T15">epoch: [3], step: [23/32], batch loss: 0.95843, batch accuracy: 50.00, data load time: 0.00165, step time: 0.64278</text:span></text:p>
      <text:p text:style-name="P32"><text:span text:style-name="T15">validation loss: 1.17979, accuracy: 36.42</text:span></text:p>
      <text:p text:style-name="P32"><text:span text:style-name="T15">epoch: [4], step: [11/32], batch loss: 1.04327, batch accuracy: 46.88, data load time: 0.00166, step time: 0.64317</text:span></text:p>
      <text:p text:style-name="P32"><text:soft-page-break/><text:span text:style-name="T15">epoch: [4], step: [31/32], batch loss: 1.08222, batch accuracy: 50.00, data load time: 0.00048, step time: 0.16829</text:span></text:p>
      <text:p text:style-name="P32"><text:span text:style-name="T15">validation loss: 1.25717, accuracy: 34.87</text:span></text:p>
      <text:p text:style-name="P32"><text:span text:style-name="T15">epoch: [5], step: [19/32], batch loss: 0.87668, batch accuracy: 59.38, data load time: 0.00167, step time: 0.64624</text:span></text:p>
      <text:p text:style-name="P32"><text:span text:style-name="T15">validation loss: 1.27464, accuracy: 32.95</text:span></text:p>
      <text:p text:style-name="P32"><text:span text:style-name="T15">epoch: [6], step: [7/32], batch loss: 0.87257, batch accuracy: 56.25, data load time: 0.00170, step time: 0.64662</text:span></text:p>
      <text:p text:style-name="P32"><text:span text:style-name="T15">epoch: [6], step: [27/32], batch loss: 0.74086, batch accuracy: 65.62, data load time: 0.00170, step time: 0.64731</text:span></text:p>
      <text:p text:style-name="P32"><text:span text:style-name="T15">validation loss: 1.29817, accuracy: 39.88</text:span></text:p>
      <text:p text:style-name="P32"><text:span text:style-name="T15">epoch: [7], step: [15/32], batch loss: 1.05012, batch accuracy: 50.00, data load time: 0.00171, step time: 0.64691</text:span></text:p>
      <text:p text:style-name="P32"><text:span text:style-name="T15">validation loss: 1.25331, accuracy: 31.41</text:span></text:p>
      <text:p text:style-name="P32"><text:span text:style-name="T15">epoch: [8], step: [3/32], batch loss: 0.85299, batch accuracy: 62.50, data load time: 0.00174, step time: 0.64839</text:span></text:p>
      <text:p text:style-name="P32"><text:span text:style-name="T15">epoch: [8], step: [23/32], batch loss: 0.83783, batch accuracy: 50.00, data load time: 0.00166, step time: 0.64875</text:span></text:p>
      <text:p text:style-name="P32"><text:span text:style-name="T15">validation loss: 1.17110, accuracy: 33.91</text:span></text:p>
      <text:p text:style-name="P32"><text:span text:style-name="T15">epoch: [9], step: [11/32], batch loss: 0.89543, batch accuracy: 59.38, data load time: 0.00165, step time: 0.64928</text:span></text:p>
      <text:p text:style-name="P32"><text:span text:style-name="T15">epoch: [9], step: [31/32], batch loss: 1.21718, batch accuracy: 50.00, data load time: 0.00047, step time: 0.17032</text:span></text:p>
      <text:p text:style-name="P32"><text:span text:style-name="T15">validation loss: 1.29158, accuracy: 39.31</text:span></text:p>
      <text:p text:style-name="P32"><text:span text:style-name="T15">epoch: [10], step: [19/32], batch loss: 1.00534, batch accuracy: 53.12, data load time: 0.00167, step time: 0.64853</text:span></text:p>
      <text:p text:style-name="P32"><text:span text:style-name="T15">validation loss: 1.23344, accuracy: 38.15</text:span></text:p>
      <text:p text:style-name="P32"><text:span text:style-name="T15">epoch: [11], step: [7/32], batch loss: 0.92996, batch accuracy: 50.00, data load time: 0.00167, step time: 0.65014</text:span></text:p>
      <text:p text:style-name="P32"><text:span text:style-name="T15">epoch: [11], step: [27/32], batch loss: 0.82043, batch accuracy: 62.50, data load time: 0.00165, step time: 0.65061</text:span></text:p>
      <text:p text:style-name="P32"><text:span text:style-name="T15">validation loss: 1.16214, accuracy: 43.55</text:span></text:p>
      <text:p text:style-name="P32"><text:span text:style-name="T15">epoch: [12], step: [15/32], batch loss: 0.60850, batch accuracy: 81.25, data load time: 0.00169, step time: 0.64974</text:span></text:p>
      <text:p text:style-name="P32"><text:span text:style-name="T15">validation loss: 1.21218, accuracy: 40.27</text:span></text:p>
      <text:p text:style-name="P32"><text:span text:style-name="T15">epoch: [13], step: [3/32], batch loss: 0.76389, batch accuracy: 59.38, data load time: 0.00172, step time: 0.64969</text:span></text:p>
      <text:p text:style-name="P32"><text:span text:style-name="T15">epoch: [13], step: [23/32], batch loss: 0.95925, batch accuracy: 53.12, data load time: 0.00172, step time: 0.64920</text:span></text:p>
      <text:p text:style-name="P32"><text:span text:style-name="T15">validation loss: 1.76791, accuracy: 40.46</text:span></text:p>
      <text:p text:style-name="P32"><text:span text:style-name="T15">epoch: [14], step: [11/32], batch loss: 0.80488, batch accuracy: 71.88, data load time: 0.00166, step time: 0.65468</text:span></text:p>
      <text:p text:style-name="P32"><text:span text:style-name="T15">epoch: [14], step: [31/32], batch loss: 0.76993, batch accuracy: 62.50, data load time: 0.00047, step time: 0.16989</text:span></text:p>
      <text:p text:style-name="P32"><text:span text:style-name="T15">validation loss: 1.51866, accuracy: 38.34</text:span></text:p>
      <text:p text:style-name="P32"><text:span text:style-name="T15">epoch: [15], step: [19/32], batch loss: 0.80005, batch accuracy: 65.62, data load time: 0.00169, step time: 0.65102</text:span></text:p>
      <text:p text:style-name="P32"><text:span text:style-name="T15">validation loss: 1.56566, accuracy: 38.92</text:span></text:p>
      <text:p text:style-name="P32"><text:soft-page-break/><text:span text:style-name="T15">epoch: [16], step: [7/32], batch loss: 0.58435, batch accuracy: 65.62, data load time: 0.00167, step time: 0.64730</text:span></text:p>
      <text:p text:style-name="P32"><text:span text:style-name="T15">epoch: [16], step: [27/32], batch loss: 0.75345, batch accuracy: 65.62, data load time: 0.00166, step time: 0.64850</text:span></text:p>
      <text:p text:style-name="P32"><text:span text:style-name="T15">validation loss: 1.31405, accuracy: 42.77</text:span></text:p>
      <text:p text:style-name="P32"><text:span text:style-name="T15">epoch: [17], step: [15/32], batch loss: 0.77402, batch accuracy: 56.25, data load time: 0.00167, step time: 0.65433</text:span></text:p>
      <text:p text:style-name="P32"><text:span text:style-name="T15">validation loss: 1.40594, accuracy: 41.23</text:span></text:p>
      <text:p text:style-name="P32"><text:span text:style-name="T15">epoch: [18], step: [3/32], batch loss: 0.97678, batch accuracy: 50.00, data load time: 0.00171, step time: 0.64889</text:span></text:p>
      <text:p text:style-name="P32"><text:span text:style-name="T15">epoch: [18], step: [23/32], batch loss: 0.81303, batch accuracy: 75.00, data load time: 0.00166, step time: 0.64876</text:span></text:p>
      <text:p text:style-name="P32"><text:span text:style-name="T15">validation loss: 1.45235, accuracy: 39.11</text:span></text:p>
      <text:p text:style-name="P32"><text:span text:style-name="T15">epoch: [19], step: [11/32], batch loss: 0.51847, batch accuracy: 87.50, data load time: 0.00169, step time: 0.65010</text:span></text:p>
      <text:p text:style-name="P32"><text:span text:style-name="T15">epoch: [19], step: [31/32], batch loss: 0.73163, batch accuracy: 50.00, data load time: 0.00072, step time: 0.17344</text:span></text:p>
      <text:p text:style-name="P32"><text:span text:style-name="T15">validation loss: 1.53615, accuracy: 38.92</text:span></text:p>
      <text:p text:style-name="P32"><text:span text:style-name="T15">epoch: [20], step: [19/32], batch loss: 0.40782, batch accuracy: 90.62, data load time: 0.00168, step time: 0.65164</text:span></text:p>
      <text:p text:style-name="P32"><text:span text:style-name="T15">validation loss: 1.47745, accuracy: 39.11</text:span></text:p>
      <text:p text:style-name="P32"><text:span text:style-name="T15">epoch: [21], step: [7/32], batch loss: 0.83470, batch accuracy: 65.62, data load time: 0.00168, step time: 0.64930</text:span></text:p>
      <text:p text:style-name="P32"><text:span text:style-name="T15">epoch: [21], step: [27/32], batch loss: 0.50086, batch accuracy: 81.25, data load time: 0.00169, step time: 0.67061</text:span></text:p>
      <text:p text:style-name="P32"><text:span text:style-name="T15">validation loss: 1.71780, accuracy: 43.35</text:span></text:p>
      <text:p text:style-name="P32"><text:span text:style-name="T15">epoch: [22], step: [15/32], batch loss: 0.72022, batch accuracy: 62.50, data load time: 0.00183, step time: 0.66389</text:span></text:p>
      <text:p text:style-name="P32"><text:span text:style-name="T15">validation loss: 1.69822, accuracy: 42.00</text:span></text:p>
      <text:p text:style-name="P32"><text:span text:style-name="T15">epoch: [23], step: [3/32], batch loss: 0.74994, batch accuracy: 75.00, data load time: 0.00172, step time: 0.65395</text:span></text:p>
      <text:p text:style-name="P32"><text:span text:style-name="T15">epoch: [23], step: [23/32], batch loss: 0.70489, batch accuracy: 75.00, data load time: 0.00169, step time: 0.65576</text:span></text:p>
      <text:p text:style-name="P32"><text:span text:style-name="T15">validation loss: 1.60603, accuracy: 41.62</text:span></text:p>
      <text:p text:style-name="P32"><text:span text:style-name="T15">epoch: [24], step: [11/32], batch loss: 0.75348, batch accuracy: 71.88, data load time: 0.00170, step time: 0.66219</text:span></text:p>
      <text:p text:style-name="P32"><text:span text:style-name="T15">epoch: [24], step: [31/32], batch loss: 0.94940, batch accuracy: 62.50, data load time: 0.00047, step time: 0.16985</text:span></text:p>
      <text:p text:style-name="P32"><text:span text:style-name="T15">validation loss: 1.62710, accuracy: 46.44</text:span></text:p>
      <text:p text:style-name="P32"><text:span text:style-name="T15">epoch: [25], step: [19/32], batch loss: 0.70735, batch accuracy: 68.75, data load time: 0.00169, step time: 0.65686</text:span></text:p>
      <text:p text:style-name="P32"><text:span text:style-name="T15">validation loss: 1.29486, accuracy: 49.52</text:span></text:p>
      <text:p text:style-name="P32"><text:span text:style-name="T15">epoch: [26], step: [7/32], batch loss: 0.48991, batch accuracy: 81.25, data load time: 0.00168, step time: 0.65829</text:span></text:p>
      <text:p text:style-name="P32"><text:span text:style-name="T15">epoch: [26], step: [27/32], batch loss: 0.40873, batch accuracy: 87.50, data load time: 0.00169, step time: 0.65837</text:span></text:p>
      <text:p text:style-name="P32"><text:span text:style-name="T15">validation loss: 1.27496, accuracy: 46.82</text:span></text:p>
      <text:p text:style-name="P32"><text:span text:style-name="T15">epoch: [27], step: [15/32], batch loss: 0.45811, batch accuracy: 78.12, data load time: 0.00172, step time: 0.64968</text:span></text:p>
      <text:p text:style-name="P32"><text:soft-page-break/><text:span text:style-name="T15">validation loss: 1.38423, accuracy: 46.82</text:span></text:p>
      <text:p text:style-name="P32"><text:span text:style-name="T15">epoch: [28], step: [3/32], batch loss: 0.25083, batch accuracy: 93.75, data load time: 0.00169, step time: 0.64993</text:span></text:p>
      <text:p text:style-name="P32"><text:span text:style-name="T15">epoch: [28], step: [23/32], batch loss: 0.30023, batch accuracy: 93.75, data load time: 0.00166, step time: 0.65078</text:span></text:p>
      <text:p text:style-name="P32"><text:span text:style-name="T15">validation loss: 1.70075, accuracy: 39.31</text:span></text:p>
      <text:p text:style-name="P32"><text:span text:style-name="T15">epoch: [29], step: [11/32], batch loss: 0.82911, batch accuracy: 68.75, data load time: 0.00173, step time: 0.64824</text:span></text:p>
      <text:p text:style-name="P32"><text:span text:style-name="T15">epoch: [29], step: [31/32], batch loss: 0.33633, batch accuracy: 87.50, data load time: 0.00049, step time: 0.16871</text:span></text:p>
      <text:p text:style-name="P32"><text:span text:style-name="T15">validation loss: 1.50723, accuracy: 42.39</text:span></text:p>
      <text:p text:style-name="P32"><text:span text:style-name="T15">(comsm0045) [xd22898@it103232 ADL-CW]$ python siamese_CNN.py</text:span></text:p>
      <text:p text:style-name="P32"><text:span text:style-name="T15">Initializing dataset in 'train' mode.</text:span></text:p>
      <text:p text:style-name="P32"><text:span text:style-name="T15">Found 66 recipes for training.</text:span></text:p>
      <text:p text:style-name="P32"><text:span text:style-name="T15">Initializing dataset in 'test' mode.</text:span></text:p>
      <text:p text:style-name="P32"><text:span text:style-name="T15">Loaded 519 fixed pairs for test.</text:span></text:p>
      <text:p text:style-name="P32"><text:span text:style-name="T15">Initializing dataset in 'val' mode.</text:span></text:p>
      <text:p text:style-name="P32"><text:span text:style-name="T15">Loaded 186 fixed pairs for val.</text:span></text:p>
      <text:p text:style-name="P32"><text:span text:style-name="T15">Building Siamese CNN with input shape ImageShape(height=224, width=224, channels=3) and 3 output classes.</text:span></text:p>
      <text:p text:style-name="P32"><text:span text:style-name="T15">Writing logs to logs/siamese_CNN/CNN_bn_bs=32_lr=0.0003_run_0</text:span></text:p>
      <text:p text:style-name="P32"><text:span text:style-name="T15">epoch: [0], step: [19/32], batch loss: 1.10503, batch accuracy: 31.25, data load time: 0.00168, step time: 0.62422</text:span></text:p>
      <text:p text:style-name="P32"><text:span text:style-name="T15">validation loss: 1.34479, accuracy: 32.76</text:span></text:p>
      <text:p text:style-name="P32"><text:span text:style-name="T15">epoch: [1], step: [7/32], batch loss: 1.17716, batch accuracy: 31.25, data load time: 0.00175, step time: 0.63067</text:span></text:p>
      <text:p text:style-name="P32"><text:span text:style-name="T15">epoch: [1], step: [27/32], batch loss: 1.01184, batch accuracy: 43.75, data load time: 0.00166, step time: 0.63421</text:span></text:p>
      <text:p text:style-name="P32"><text:span text:style-name="T15">validation loss: 1.21850, accuracy: 31.98</text:span></text:p>
      <text:p text:style-name="P32"><text:span text:style-name="T15">epoch: [2], step: [15/32], batch loss: 1.06182, batch accuracy: 34.38, data load time: 0.00167, step time: 0.63913</text:span></text:p>
      <text:p text:style-name="P32"><text:span text:style-name="T15">validation loss: 1.19577, accuracy: 26.40</text:span></text:p>
      <text:p text:style-name="P32"><text:span text:style-name="T15">epoch: [3], step: [3/32], batch loss: 1.15686, batch accuracy: 31.25, data load time: 0.00168, step time: 0.64079</text:span></text:p>
      <text:p text:style-name="P32"><text:span text:style-name="T15">epoch: [3], step: [23/32], batch loss: 0.96052, batch accuracy: 40.62, data load time: 0.00187, step time: 0.64505</text:span></text:p>
      <text:p text:style-name="P32"><text:span text:style-name="T15">validation loss: 1.13315, accuracy: 29.48</text:span></text:p>
      <text:p text:style-name="P32"><text:span text:style-name="T15">epoch: [4], step: [11/32], batch loss: 0.92142, batch accuracy: 56.25, data load time: 0.00166, step time: 0.64534</text:span></text:p>
      <text:p text:style-name="P32"><text:span text:style-name="T15">epoch: [4], step: [31/32], batch loss: 1.02404, batch accuracy: 37.50, data load time: 0.00050, step time: 0.16772</text:span></text:p>
      <text:p text:style-name="P32"><text:span text:style-name="T15">validation loss: 1.21279, accuracy: 31.98</text:span></text:p>
      <text:p text:style-name="P32"><text:span text:style-name="T15">epoch: [5], step: [19/32], batch loss: 0.94660, batch accuracy: 43.75, data load time: 0.00166, step time: 0.64664</text:span></text:p>
      <text:p text:style-name="P32"><text:span text:style-name="T15">validation loss: 1.23091, accuracy: 28.90</text:span></text:p>
      <text:p text:style-name="P32"><text:span text:style-name="T15">epoch: [6], step: [7/32], batch loss: 0.98428, batch accuracy: 46.88, data load time: 0.00167, step time: 0.64752</text:span></text:p>
      <text:p text:style-name="P32"><text:span text:style-name="T15">epoch: [6], step: [27/32], batch loss: 0.83048, batch accuracy: 53.12, data load time: 0.00173, step time: 0.64988</text:span></text:p>
      <text:p text:style-name="P32"><text:soft-page-break/><text:span text:style-name="T15">validation loss: 1.20930, accuracy: 36.80</text:span></text:p>
      <text:p text:style-name="P32"><text:span text:style-name="T15">epoch: [7], step: [15/32], batch loss: 0.95288, batch accuracy: 53.12, data load time: 0.00167, step time: 0.65012</text:span></text:p>
      <text:p text:style-name="P32"><text:span text:style-name="T15">validation loss: 1.23415, accuracy: 29.87</text:span></text:p>
      <text:p text:style-name="P32"><text:span text:style-name="T15">epoch: [8], step: [3/32], batch loss: 0.89495, batch accuracy: 50.00, data load time: 0.00173, step time: 0.64965</text:span></text:p>
      <text:p text:style-name="P32"><text:span text:style-name="T15">epoch: [8], step: [23/32], batch loss: 0.83407, batch accuracy: 59.38, data load time: 0.00166, step time: 0.65056</text:span></text:p>
      <text:p text:style-name="P32"><text:span text:style-name="T15">validation loss: 1.28510, accuracy: 32.95</text:span></text:p>
      <text:p text:style-name="P32"><text:span text:style-name="T15">epoch: [9], step: [11/32], batch loss: 0.89791, batch accuracy: 53.12, data load time: 0.00166, step time: 0.64997</text:span></text:p>
      <text:p text:style-name="P32"><text:span text:style-name="T15">epoch: [9], step: [31/32], batch loss: 0.84626, batch accuracy: 62.50, data load time: 0.00046, step time: 0.16898</text:span></text:p>
      <text:p text:style-name="P32"><text:span text:style-name="T15">validation loss: 1.18600, accuracy: 35.84</text:span></text:p>
      <text:p text:style-name="P32"><text:span text:style-name="T15">epoch: [10], step: [19/32], batch loss: 0.94990, batch accuracy: 46.88, data load time: 0.00168, step time: 0.65011</text:span></text:p>
      <text:p text:style-name="P32"><text:span text:style-name="T15">validation loss: 1.19728, accuracy: 34.10</text:span></text:p>
      <text:p text:style-name="P32"><text:span text:style-name="T15">epoch: [11], step: [7/32], batch loss: 0.90042, batch accuracy: 50.00, data load time: 0.00167, step time: 0.65088</text:span></text:p>
      <text:p text:style-name="P32"><text:span text:style-name="T15">epoch: [11], step: [27/32], batch loss: 0.73230, batch accuracy: 65.62, data load time: 0.00166, step time: 0.65407</text:span></text:p>
      <text:p text:style-name="P32"><text:span text:style-name="T15">validation loss: 1.27365, accuracy: 33.33</text:span></text:p>
      <text:p text:style-name="P32"><text:span text:style-name="T15">epoch: [12], step: [15/32], batch loss: 0.93232, batch accuracy: 56.25, data load time: 0.00166, step time: 0.64879</text:span></text:p>
      <text:p text:style-name="P32"><text:span text:style-name="T15">validation loss: 1.37139, accuracy: 37.19</text:span></text:p>
      <text:p text:style-name="P32"><text:span text:style-name="T15">epoch: [13], step: [3/32], batch loss: 0.87357, batch accuracy: 62.50, data load time: 0.00166, step time: 0.65177</text:span></text:p>
      <text:p text:style-name="P32"><text:span text:style-name="T15">epoch: [13], step: [23/32], batch loss: 0.84653, batch accuracy: 59.38, data load time: 0.00170, step time: 0.65004</text:span></text:p>
      <text:p text:style-name="P32"><text:span text:style-name="T15">validation loss: 1.16531, accuracy: 43.16</text:span></text:p>
      <text:p text:style-name="P32"><text:span text:style-name="T15">epoch: [14], step: [11/32], batch loss: 0.77287, batch accuracy: 56.25, data load time: 0.00166, step time: 0.65009</text:span></text:p>
      <text:p text:style-name="P32"><text:span text:style-name="T15">epoch: [14], step: [31/32], batch loss: 0.87146, batch accuracy: 50.00, data load time: 0.00048, step time: 0.16966</text:span></text:p>
      <text:p text:style-name="P32"><text:span text:style-name="T15">validation loss: 1.22929, accuracy: 46.82</text:span></text:p>
      <text:p text:style-name="P32"><text:span text:style-name="T15">epoch: [15], step: [19/32], batch loss: 0.81483, batch accuracy: 68.75, data load time: 0.00173, step time: 0.65272</text:span></text:p>
      <text:p text:style-name="P32"><text:span text:style-name="T15">validation loss: 1.33265, accuracy: 34.30</text:span></text:p>
      <text:p text:style-name="P32"><text:span text:style-name="T15">epoch: [16], step: [7/32], batch loss: 0.74733, batch accuracy: 59.38, data load time: 0.00166, step time: 0.64982</text:span></text:p>
      <text:p text:style-name="P32"><text:span text:style-name="T15">epoch: [16], step: [27/32], batch loss: 1.05099, batch accuracy: 59.38, data load time: 0.00166, step time: 0.64880</text:span></text:p>
      <text:p text:style-name="P32"><text:span text:style-name="T15">validation loss: 1.22455, accuracy: 49.90</text:span></text:p>
      <text:p text:style-name="P32"><text:span text:style-name="T15">epoch: [17], step: [15/32], batch loss: 0.67991, batch accuracy: 78.12, data load time: 0.00170, step time: 0.64830</text:span></text:p>
      <text:p text:style-name="P32"><text:span text:style-name="T15">validation loss: 1.17417, accuracy: 47.40</text:span></text:p>
      <text:p text:style-name="P32"><text:span text:style-name="T15">epoch: [18], step: [3/32], batch loss: 0.83377, batch accuracy: 56.25, data load time: 0.00171, step time: 0.64858</text:span></text:p>
      <text:p text:style-name="P32"><text:soft-page-break/><text:span text:style-name="T15">epoch: [18], step: [23/32], batch loss: 0.90213, batch accuracy: 56.25, data load time: 0.00166, step time: 0.65443</text:span></text:p>
      <text:p text:style-name="P32"><text:span text:style-name="T15">validation loss: 1.26990, accuracy: 42.39</text:span></text:p>
      <text:p text:style-name="P32"><text:span text:style-name="T15">epoch: [19], step: [11/32], batch loss: 0.73529, batch accuracy: 68.75, data load time: 0.00166, step time: 0.64931</text:span></text:p>
      <text:p text:style-name="P32"><text:span text:style-name="T15">epoch: [19], step: [31/32], batch loss: 0.77666, batch accuracy: 75.00, data load time: 0.00047, step time: 0.16973</text:span></text:p>
      <text:p text:style-name="P32"><text:span text:style-name="T15">validation loss: 1.59288, accuracy: 42.58</text:span></text:p>
      <text:p text:style-name="P32"><text:span text:style-name="T15">epoch: [20], step: [19/32], batch loss: 0.88639, batch accuracy: 71.88, data load time: 0.00166, step time: 0.64928</text:span></text:p>
      <text:p text:style-name="P32"><text:span text:style-name="T15">validation loss: 1.28874, accuracy: 40.08</text:span></text:p>
      <text:p text:style-name="P32"><text:span text:style-name="T15">epoch: [21], step: [7/32], batch loss: 0.67341, batch accuracy: 62.50, data load time: 0.00171, step time: 0.64981</text:span></text:p>
      <text:p text:style-name="P32"><text:span text:style-name="T15">epoch: [21], step: [27/32], batch loss: 0.80118, batch accuracy: 59.38, data load time: 0.00172, step time: 0.64808</text:span></text:p>
      <text:p text:style-name="P32"><text:span text:style-name="T15">validation loss: 1.32987, accuracy: 49.33</text:span></text:p>
      <text:p text:style-name="P32"><text:span text:style-name="T15">epoch: [22], step: [15/32], batch loss: 0.80741, batch accuracy: 68.75, data load time: 0.00166, step time: 0.65026</text:span></text:p>
      <text:p text:style-name="P32"><text:span text:style-name="T15">validation loss: 1.19466, accuracy: 47.98</text:span></text:p>
      <text:p text:style-name="P32"><text:span text:style-name="T15">epoch: [23], step: [3/32], batch loss: 0.79437, batch accuracy: 62.50, data load time: 0.00170, step time: 0.65609</text:span></text:p>
      <text:p text:style-name="P32"><text:span text:style-name="T15">epoch: [23], step: [23/32], batch loss: 0.54120, batch accuracy: 78.12, data load time: 0.00169, step time: 0.64882</text:span></text:p>
      <text:p text:style-name="P32"><text:span text:style-name="T15">validation loss: 1.22946, accuracy: 44.51</text:span></text:p>
      <text:p text:style-name="P32"><text:span text:style-name="T15">epoch: [24], step: [11/32], batch loss: 1.16595, batch accuracy: 43.75, data load time: 0.00167, step time: 0.64996</text:span></text:p>
      <text:p text:style-name="P32"><text:span text:style-name="T15">epoch: [24], step: [31/32], batch loss: 0.73380, batch accuracy: 50.00, data load time: 0.00048, step time: 0.16914</text:span></text:p>
      <text:p text:style-name="P32"><text:span text:style-name="T15">validation loss: 1.16554, accuracy: 49.13</text:span></text:p>
      <text:p text:style-name="P32"><text:span text:style-name="T15">epoch: [25], step: [19/32], batch loss: 0.43148, batch accuracy: 81.25, data load time: 0.00169, step time: 0.65046</text:span></text:p>
      <text:p text:style-name="P32"><text:span text:style-name="T15">validation loss: 1.25487, accuracy: 45.09</text:span></text:p>
      <text:p text:style-name="P32"><text:span text:style-name="T15">epoch: [26], step: [7/32], batch loss: 0.76160, batch accuracy: 56.25, data load time: 0.00168, step time: 0.64760</text:span></text:p>
      <text:p text:style-name="P32"><text:span text:style-name="T15">epoch: [26], step: [27/32], batch loss: 0.62099, batch accuracy: 75.00, data load time: 0.00169, step time: 0.64952</text:span></text:p>
      <text:p text:style-name="P32"><text:span text:style-name="T15">validation loss: 1.27168, accuracy: 44.12</text:span></text:p>
      <text:p text:style-name="P32"><text:span text:style-name="T15">epoch: [27], step: [15/32], batch loss: 0.63661, batch accuracy: 81.25, data load time: 0.00165, step time: 0.64955</text:span></text:p>
      <text:p text:style-name="P32"><text:span text:style-name="T15">validation loss: 1.45926, accuracy: 47.59</text:span></text:p>
      <text:p text:style-name="P32"><text:span text:style-name="T15">epoch: [28], step: [3/32], batch loss: 0.69326, batch accuracy: 71.88, data load time: 0.00181, step time: 0.65230</text:span></text:p>
      <text:p text:style-name="P32"><text:span text:style-name="T15">epoch: [28], step: [23/32], batch loss: 0.48214, batch accuracy: 78.12, data load time: 0.00166, step time: 0.64815</text:span></text:p>
      <text:p text:style-name="P32"><text:span text:style-name="T15">validation loss: 1.37063, accuracy: 43.55</text:span></text:p>
      <text:p text:style-name="P32"><text:span text:style-name="T15">epoch: [29], step: [11/32], batch loss: 0.67296, batch accuracy: 81.25, data load time: 0.00176, step time: 0.65746</text:span></text:p>
      <text:p text:style-name="P32"><text:span text:style-name="T15">epoch: [29], step: [31/32], batch loss: 0.75324, batch accuracy: 62.50, data load time: 0.00047, step time: 0.16900</text:span></text:p>
      <text:p text:style-name="P32"><text:soft-page-break/><text:span text:style-name="T15">validation loss: 1.25371, accuracy: 46.05</text:span></text:p>
      <text:p text:style-name="P32"><text:span text:style-name="T15">epoch: [30], step: [19/32], batch loss: 0.59499, batch accuracy: 78.12, data load time: 0.00165, step time: 0.64786</text:span></text:p>
      <text:p text:style-name="P32"><text:span text:style-name="T15">validation loss: 1.24960, accuracy: 46.82</text:span></text:p>
      <text:p text:style-name="P32"><text:span text:style-name="T15">epoch: [31], step: [7/32], batch loss: 0.55313, batch accuracy: 78.12, data load time: 0.00170, step time: 0.65320</text:span></text:p>
      <text:p text:style-name="P32"><text:span text:style-name="T15">epoch: [31], step: [27/32], batch loss: 0.49860, batch accuracy: 84.38, data load time: 0.00167, step time: 0.64931</text:span></text:p>
      <text:p text:style-name="P32"><text:span text:style-name="T15">validation loss: 1.24587, accuracy: 43.93</text:span></text:p>
      <text:p text:style-name="P32"><text:span text:style-name="T15">epoch: [32], step: [15/32], batch loss: 0.58466, batch accuracy: 68.75, data load time: 0.00167, step time: 0.64970</text:span></text:p>
      <text:p text:style-name="P32"><text:span text:style-name="T15">validation loss: 1.20065, accuracy: 47.21</text:span></text:p>
      <text:p text:style-name="P32"><text:span text:style-name="T15">epoch: [33], step: [3/32], batch loss: 0.64991, batch accuracy: 71.88, data load time: 0.00191, step time: 0.65666</text:span></text:p>
      <text:p text:style-name="P32"><text:span text:style-name="T15">epoch: [33], step: [23/32], batch loss: 0.37850, batch accuracy: 90.62, data load time: 0.00168, step time: 0.65582</text:span></text:p>
      <text:p text:style-name="P32"><text:span text:style-name="T15">validation loss: 1.40493, accuracy: 45.28</text:span></text:p>
      <text:p text:style-name="P32"><text:span text:style-name="T15">epoch: [34], step: [11/32], batch loss: 0.50094, batch accuracy: 78.12, data load time: 0.00170, step time: 0.65307</text:span></text:p>
      <text:p text:style-name="P32"><text:span text:style-name="T15">epoch: [34], step: [31/32], batch loss: 0.49840, batch accuracy: 87.50, data load time: 0.00046, step time: 0.16924</text:span></text:p>
      <text:p text:style-name="P32"><text:span text:style-name="T15">validation loss: 1.44647, accuracy: 46.82</text:span></text:p>
      <text:p text:style-name="P32"><text:span text:style-name="T15">epoch: [35], step: [19/32], batch loss: 0.37363, batch accuracy: 87.50, data load time: 0.00167, step time: 0.65224</text:span></text:p>
      <text:p text:style-name="P32"><text:span text:style-name="T15">validation loss: 1.38464, accuracy: 48.75</text:span></text:p>
      <text:p text:style-name="P32"><text:span text:style-name="T15">epoch: [36], step: [7/32], batch loss: 0.62752, batch accuracy: 75.00, data load time: 0.00167, step time: 0.65375</text:span></text:p>
      <text:p text:style-name="P32"><text:span text:style-name="T15">epoch: [36], step: [27/32], batch loss: 0.44318, batch accuracy: 90.62, data load time: 0.00166, step time: 0.65236</text:span></text:p>
      <text:p text:style-name="P32"><text:span text:style-name="T15">validation loss: 1.47186, accuracy: 49.33</text:span></text:p>
      <text:p text:style-name="P32"><text:span text:style-name="T15">epoch: [37], step: [15/32], batch loss: 0.33765, batch accuracy: 87.50, data load time: 0.00172, step time: 0.65181</text:span></text:p>
      <text:p text:style-name="P32"><text:span text:style-name="T15">validation loss: 1.27162, accuracy: 47.78</text:span></text:p>
      <text:p text:style-name="P32"><text:span text:style-name="T15">epoch: [38], step: [3/32], batch loss: 0.48131, batch accuracy: 81.25, data load time: 0.00167, step time: 0.65318</text:span></text:p>
      <text:p text:style-name="P32"><text:span text:style-name="T15">epoch: [38], step: [23/32], batch loss: 0.36099, batch accuracy: 87.50, data load time: 0.00169, step time: 0.65258</text:span></text:p>
      <text:p text:style-name="P32"><text:span text:style-name="T15">validation loss: 1.52946, accuracy: 46.44</text:span></text:p>
      <text:p text:style-name="P32"><text:span text:style-name="T15">epoch: [39], step: [11/32], batch loss: 0.31498, batch accuracy: 93.75, data load time: 0.00172, step time: 0.65194</text:span></text:p>
      <text:p text:style-name="P32"><text:span text:style-name="T15">epoch: [39], step: [31/32], batch loss: 0.57891, batch accuracy: 87.50, data load time: 0.00049, step time: 0.17200</text:span></text:p>
      <text:p text:style-name="P32"><text:span text:style-name="T15">validation loss: 1.29865, accuracy: 48.55</text:span></text:p>
      <text:p text:style-name="P32"><text:span text:style-name="T15">epoch: [40], step: [19/32], batch loss: 0.39458, batch accuracy: 87.50, data load time: 0.00176, step time: 0.65302</text:span></text:p>
      <text:p text:style-name="P32"><text:span text:style-name="T15">validation loss: 1.41860, accuracy: 42.58</text:span></text:p>
      <text:p text:style-name="P32"><text:span text:style-name="T15">epoch: [41], step: [7/32], batch loss: 0.53328, batch accuracy: 87.50, data load time: 0.00169, step time: 0.65277</text:span></text:p>
      <text:p text:style-name="P32"><text:soft-page-break/><text:span text:style-name="T15">epoch: [41], step: [27/32], batch loss: 0.71407, batch accuracy: 75.00, data load time: 0.00166, step time: 0.65502</text:span></text:p>
      <text:p text:style-name="P32"><text:span text:style-name="T15">validation loss: 1.53688, accuracy: 46.05</text:span></text:p>
      <text:p text:style-name="P32"><text:span text:style-name="T15">epoch: [42], step: [15/32], batch loss: 0.27536, batch accuracy: 87.50, data load time: 0.00195, step time: 0.65307</text:span></text:p>
      <text:p text:style-name="P32"><text:span text:style-name="T15">validation loss: 1.68173, accuracy: 43.93</text:span></text:p>
      <text:p text:style-name="P32"><text:span text:style-name="T15">epoch: [43], step: [3/32], batch loss: 0.32738, batch accuracy: 84.38, data load time: 0.00169, step time: 0.65140</text:span></text:p>
      <text:p text:style-name="P32"><text:span text:style-name="T15">epoch: [43], step: [23/32], batch loss: 0.41875, batch accuracy: 87.50, data load time: 0.00166, step time: 0.65229</text:span></text:p>
      <text:p text:style-name="P32"><text:span text:style-name="T15">validation loss: 1.34732, accuracy: 46.63</text:span></text:p>
      <text:p text:style-name="P32"><text:span text:style-name="T15">epoch: [44], step: [11/32], batch loss: 0.49032, batch accuracy: 71.88, data load time: 0.00168, step time: 0.65331</text:span></text:p>
      <text:p text:style-name="P32"><text:span text:style-name="T15">epoch: [44], step: [31/32], batch loss: 0.80526, batch accuracy: 62.50, data load time: 0.00055, step time: 0.16921</text:span></text:p>
      <text:p text:style-name="P32"><text:span text:style-name="T15">validation loss: 1.44668, accuracy: 41.04</text:span></text:p>
      <text:p text:style-name="P32"><text:span text:style-name="T15">epoch: [45], step: [19/32], batch loss: 0.33228, batch accuracy: 90.62, data load time: 0.00172, step time: 0.65093</text:span></text:p>
      <text:p text:style-name="P32"><text:span text:style-name="T15">validation loss: 1.46984, accuracy: 47.40</text:span></text:p>
      <text:p text:style-name="P32"><text:span text:style-name="T15">epoch: [46], step: [7/32], batch loss: 0.43161, batch accuracy: 87.50, data load time: 0.00169, step time: 0.64857</text:span></text:p>
      <text:p text:style-name="P32"><text:span text:style-name="T15">epoch: [46], step: [27/32], batch loss: 0.44127, batch accuracy: 87.50, data load time: 0.00166, step time: 0.64973</text:span></text:p>
      <text:p text:style-name="P32"><text:span text:style-name="T15">validation loss: 1.52042, accuracy: 47.98</text:span></text:p>
      <text:p text:style-name="P32"><text:span text:style-name="T15">epoch: [47], step: [15/32], batch loss: 0.24718, batch accuracy: 87.50, data load time: 0.00172, step time: 0.65726</text:span></text:p>
      <text:p text:style-name="P32"><text:span text:style-name="T15">validation loss: 1.70606, accuracy: 41.81</text:span></text:p>
      <text:p text:style-name="P32"><text:span text:style-name="T15">epoch: [48], step: [3/32], batch loss: 0.34013, batch accuracy: 87.50, data load time: 0.00171, step time: 0.65016</text:span></text:p>
      <text:p text:style-name="P32"><text:span text:style-name="T15">epoch: [48], step: [23/32], batch loss: 0.42596, batch accuracy: 87.50, data load time: 0.00169, step time: 0.64982</text:span></text:p>
      <text:p text:style-name="P32"><text:span text:style-name="T15">validation loss: 1.76863, accuracy: 42.77</text:span></text:p>
      <text:p text:style-name="P32"><text:span text:style-name="T15">epoch: [49], step: [11/32], batch loss: 0.74938, batch accuracy: 78.12, data load time: 0.00167, step time: 0.65005</text:span></text:p>
      <text:p text:style-name="P32"><text:span text:style-name="T15">epoch: [49], step: [31/32], batch loss: 0.29504, batch accuracy: 87.50, data load time: 0.00045, step time: 0.16953</text:span></text:p>
      <text:p text:style-name="P32"><text:span text:style-name="T15">validation loss: 1.61320, accuracy: 42.39</text:span></text:p>
      <text:p text:style-name="P32"><text:span text:style-name="T15">epoch: [50], step: [19/32], batch loss: 0.73718, batch accuracy: 71.88, data load time: 0.00183, step time: 0.71738</text:span></text:p>
      <text:p text:style-name="P32"><text:span text:style-name="T15">validation loss: 1.54798, accuracy: 45.66</text:span></text:p>
      <text:p text:style-name="P32"><text:span text:style-name="T15">epoch: [51], step: [7/32], batch loss: 0.58227, batch accuracy: 71.88, data load time: 0.00169, step time: 0.71159</text:span></text:p>
      <text:p text:style-name="P32"><text:span text:style-name="T15">epoch: [51], step: [27/32], batch loss: 0.57422, batch accuracy: 75.00, data load time: 0.00169, step time: 0.65405</text:span></text:p>
      <text:p text:style-name="P32"><text:span text:style-name="T15">validation loss: 1.53353, accuracy: 47.98</text:span></text:p>
      <text:p text:style-name="P32"><text:span text:style-name="T15">epoch: [52], step: [15/32], batch loss: 0.36108, batch accuracy: 87.50, data load time: 0.00167, step time: 0.65393</text:span></text:p>
      <text:p text:style-name="P32"><text:span text:style-name="T15">validation loss: 1.55405, accuracy: 48.75</text:span></text:p>
      <text:p text:style-name="P32"><text:soft-page-break/><text:span text:style-name="T15">epoch: [53], step: [3/32], batch loss: 0.50780, batch accuracy: 84.38, data load time: 0.00168, step time: 0.65429</text:span></text:p>
      <text:p text:style-name="P32"><text:span text:style-name="T15">epoch: [53], step: [23/32], batch loss: 0.25346, batch accuracy: 93.75, data load time: 0.00166, step time: 0.65460</text:span></text:p>
      <text:p text:style-name="P32"><text:span text:style-name="T15">validation loss: 1.55289, accuracy: 47.40</text:span></text:p>
      <text:p text:style-name="P32"><text:span text:style-name="T15">epoch: [54], step: [11/32], batch loss: 0.38301, batch accuracy: 87.50, data load time: 0.00175, step time: 0.65306</text:span></text:p>
      <text:p text:style-name="P32"><text:span text:style-name="T15">epoch: [54], step: [31/32], batch loss: 0.20380, batch accuracy: 100.00, data load time: 0.00049, step time: 0.17011</text:span></text:p>
      <text:p text:style-name="P32"><text:span text:style-name="T15">validation loss: 1.36118, accuracy: 48.55</text:span></text:p>
      <text:p text:style-name="P32"><text:span text:style-name="T15">epoch: [55], step: [19/32], batch loss: 0.57622, batch accuracy: 81.25, data load time: 0.00170, step time: 0.65490</text:span></text:p>
      <text:p text:style-name="P32"><text:span text:style-name="T15">validation loss: 1.37622, accuracy: 47.78</text:span></text:p>
      <text:p text:style-name="P32"><text:span text:style-name="T15">epoch: [56], step: [7/32], batch loss: 0.33757, batch accuracy: 90.62, data load time: 0.00166, step time: 0.65400</text:span></text:p>
      <text:p text:style-name="P32"><text:span text:style-name="T15">epoch: [56], step: [27/32], batch loss: 0.26680, batch accuracy: 96.88, data load time: 0.00168, step time: 0.65279</text:span></text:p>
      <text:p text:style-name="P32"><text:span text:style-name="T15">validation loss: 1.47829, accuracy: 45.28</text:span></text:p>
      <text:p text:style-name="P32"><text:span text:style-name="T15">epoch: [57], step: [15/32], batch loss: 0.28115, batch accuracy: 93.75, data load time: 0.00166, step time: 0.65449</text:span></text:p>
      <text:p text:style-name="P32"><text:span text:style-name="T15">validation loss: 1.72138, accuracy: 46.05</text:span></text:p>
      <text:p text:style-name="P32"><text:span text:style-name="T15">epoch: [58], step: [3/32], batch loss: 0.61501, batch accuracy: 78.12, data load time: 0.00167, step time: 0.65329</text:span></text:p>
      <text:p text:style-name="P32"><text:span text:style-name="T15">epoch: [58], step: [23/32], batch loss: 0.31892, batch accuracy: 90.62, data load time: 0.00169, step time: 0.65235</text:span></text:p>
      <text:p text:style-name="P32"><text:span text:style-name="T15">validation loss: 1.55371, accuracy: 47.01</text:span></text:p>
      <text:p text:style-name="P32"><text:span text:style-name="T15">epoch: [59], step: [11/32], batch loss: 0.29986, batch accuracy: 93.75, data load time: 0.00165, step time: 0.65294</text:span></text:p>
      <text:p text:style-name="P32"><text:span text:style-name="T15">epoch: [59], step: [31/32], batch loss: 0.13246, batch accuracy: 100.00, data load time: 0.00063, step time: 0.16912</text:span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3"><text:span text:style-name="T15">i</text:span><text:span text:style-name="T1">ncrease number epochs as validation accuracy is increasing by large quantities as number epochs increases </text:span></text:p>
      <text:p text:style-name="P32"><text:span text:style-name="T15"/></text:p>
      <text:p text:style-name="P32"><text:span text:style-name="T15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line-break/>implemented preprocessing to training dataset</text:p>
      <text:p text:style-name="P20"/>
      <text:p text:style-name="P20"><text:s/></text:p>
      <text:p text:style-name="P27"/>
      <text:p text:style-name="P26"/>
      <text:p text:style-name="P16"/>
      <text:p text:style-name="P16"><text:line-break/> </text:p>
      <text:p text:style-name="P9"/>
      <text:p text:style-name="P9"/>
      <text:p text:style-name="P5"/>
      <text:p text:style-name="P5"/>
      <text:p text:style-name="P5">* Small batches (8-16) lead to noisy gradients, contributing to the high batch accuracy variance. A larger batch size stabilizes training.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Droid Sans Mono" svg:font-family="'Droid Sans Mono', monospace, monospace"/>
    <style:font-face style:name="Lohit Devanagari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Valentina Velasco</meta:initial-creator>
    <meta:editing-cycles>18</meta:editing-cycles>
    <meta:creation-date>2025-11-19T12:56:00</meta:creation-date>
    <dc:date>2025-11-24T16:58:52.481671511</dc:date>
    <meta:editing-duration>PT4H11M6S</meta:editing-duration>
    <meta:generator>LibreOffice/6.4.7.2$Linux_X86_64 LibreOffice_project/40$Build-2</meta:generator>
    <meta:document-statistic meta:table-count="0" meta:image-count="0" meta:object-count="0" meta:page-count="17" meta:paragraph-count="477" meta:word-count="5582" meta:character-count="38605" meta:non-whitespace-character-count="334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